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Liberation Serif" fo:font-size="14pt" officeooo:rsid="000ff42a" officeooo:paragraph-rsid="000ff42a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0ff42a" officeooo:paragraph-rsid="000ff42a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7pt" fo:font-weight="bold" officeooo:rsid="000ff42a" officeooo:paragraph-rsid="000ff42a" style:font-size-asian="17pt" style:font-weight-asian="bold" style:font-size-complex="17pt" style:font-weight-complex="bold"/>
    </style:style>
    <style:style style:name="P4" style:family="paragraph" style:parent-style-name="Standard">
      <style:text-properties style:font-name="Liberation Serif" fo:font-size="15pt" fo:font-style="normal" fo:font-weight="bold" officeooo:rsid="000ff42a" officeooo:paragraph-rsid="000ff42a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text-properties style:font-name="Liberation Serif" fo:font-size="15pt" fo:font-style="normal" fo:font-weight="bold" officeooo:rsid="014e3160" officeooo:paragraph-rsid="000ff42a" style:font-size-asian="15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text-properties style:font-name="Liberation Serif" fo:font-size="15pt" fo:font-style="normal" officeooo:paragraph-rsid="000ff42a" style:font-size-asian="15pt" style:font-style-asian="normal" style:font-size-complex="15pt" style:font-style-complex="normal"/>
    </style:style>
    <style:style style:name="P7" style:family="paragraph" style:parent-style-name="Text_20_body">
      <style:text-properties fo:font-size="14pt" fo:font-style="italic" officeooo:rsid="013c186a" officeooo:paragraph-rsid="013dc9f1" style:font-size-asian="14pt" style:font-style-asian="italic" style:font-size-complex="14pt" style:font-style-complex="italic"/>
    </style:style>
    <style:style style:name="P8" style:family="paragraph" style:parent-style-name="Text_20_body">
      <style:text-properties fo:font-size="14pt" fo:font-style="italic" officeooo:rsid="013c186a" officeooo:paragraph-rsid="0165f3d5" style:font-size-asian="14pt" style:font-style-asian="italic" style:font-size-complex="14pt" style:font-style-complex="italic"/>
    </style:style>
    <style:style style:name="P9" style:family="paragraph" style:parent-style-name="Text_20_body">
      <style:text-properties fo:font-size="14pt" fo:font-style="italic" officeooo:rsid="013c186a" officeooo:paragraph-rsid="01a30715" style:font-size-asian="14pt" style:font-style-asian="italic" style:font-size-complex="14pt" style:font-style-complex="italic"/>
    </style:style>
    <style:style style:name="P10" style:family="paragraph" style:parent-style-name="Text_20_body">
      <style:text-properties fo:font-size="14pt" fo:font-style="italic" officeooo:rsid="00fb5251" officeooo:paragraph-rsid="01578f84" style:font-size-asian="14pt" style:font-style-asian="italic" style:font-size-complex="14pt" style:font-style-complex="italic"/>
    </style:style>
    <style:style style:name="P11" style:family="paragraph" style:parent-style-name="Text_20_body">
      <style:text-properties fo:font-size="14pt" fo:font-style="italic" officeooo:rsid="015918e8" officeooo:paragraph-rsid="015b1142" style:font-size-asian="14pt" style:font-style-asian="italic" style:font-size-complex="14pt" style:font-style-complex="italic"/>
    </style:style>
    <style:style style:name="P12" style:family="paragraph" style:parent-style-name="Text_20_body">
      <style:text-properties fo:font-size="14pt" fo:font-style="italic" fo:font-weight="normal" officeooo:rsid="013c186a" officeooo:paragraph-rsid="01d69790" style:font-size-asian="14pt" style:font-style-asian="italic" style:font-weight-asian="normal" style:font-size-complex="14pt" style:font-style-complex="italic" style:font-weight-complex="normal"/>
    </style:style>
    <style:style style:name="P13" style:family="paragraph" style:parent-style-name="Text_20_body">
      <style:text-properties fo:font-size="15pt" fo:font-weight="bold" officeooo:rsid="00d32138" officeooo:paragraph-rsid="00d53764" style:font-size-asian="15pt" style:font-weight-asian="bold" style:font-size-complex="15pt" style:font-weight-complex="bold"/>
    </style:style>
    <style:style style:name="P14" style:family="paragraph" style:parent-style-name="Text_20_body">
      <style:text-properties fo:font-size="15pt" fo:font-weight="bold" officeooo:rsid="00f1ba14" officeooo:paragraph-rsid="00f1ba14" style:font-size-asian="15pt" style:font-weight-asian="bold" style:font-size-complex="15pt" style:font-weight-complex="bold"/>
    </style:style>
    <style:style style:name="P15" style:family="paragraph" style:parent-style-name="Text_20_body">
      <style:text-properties fo:font-size="15pt" fo:font-style="normal" fo:font-weight="bold" officeooo:rsid="01227d6c" officeooo:paragraph-rsid="0152b83b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Text_20_body">
      <style:text-properties fo:font-size="12pt" fo:font-style="normal" officeooo:rsid="012359c6" officeooo:paragraph-rsid="01612a56" style:font-size-asian="12pt" style:font-style-asian="normal" style:font-size-complex="12pt" style:font-style-complex="normal"/>
    </style:style>
    <style:style style:name="P17" style:family="paragraph" style:parent-style-name="Text_20_body">
      <style:text-properties fo:font-size="12pt" fo:font-style="normal" officeooo:rsid="01648a8a" officeooo:paragraph-rsid="01648a8a" style:font-size-asian="12pt" style:font-style-asian="normal" style:font-size-complex="12pt" style:font-style-complex="normal"/>
    </style:style>
    <style:style style:name="P18" style:family="paragraph" style:parent-style-name="Text_20_body">
      <style:text-properties fo:font-size="12pt" fo:font-style="normal" officeooo:rsid="01648a8a" officeooo:paragraph-rsid="0167e24a" style:font-size-asian="12pt" style:font-style-asian="normal" style:font-size-complex="12pt" style:font-style-complex="normal"/>
    </style:style>
    <style:style style:name="P19" style:family="paragraph" style:parent-style-name="Text_20_body">
      <style:text-properties fo:font-size="12pt" fo:font-style="normal" officeooo:rsid="01648a8a" officeooo:paragraph-rsid="016b9a08" style:font-size-asian="12pt" style:font-style-asian="normal" style:font-size-complex="12pt" style:font-style-complex="normal"/>
    </style:style>
    <style:style style:name="P20" style:family="paragraph" style:parent-style-name="Text_20_body">
      <style:text-properties fo:font-size="12pt" fo:font-style="normal" officeooo:rsid="0177c61d" officeooo:paragraph-rsid="0177c61d" style:font-size-asian="12pt" style:font-style-asian="normal" style:font-size-complex="12pt" style:font-style-complex="normal"/>
    </style:style>
    <style:style style:name="P21" style:family="paragraph" style:parent-style-name="Text_20_body">
      <style:text-properties fo:font-size="12pt" fo:font-style="italic" officeooo:rsid="01579184" officeooo:paragraph-rsid="015d79f8" style:font-size-asian="12pt" style:font-style-asian="italic" style:font-size-complex="12pt" style:font-style-complex="italic"/>
    </style:style>
    <style:style style:name="P22" style:family="paragraph" style:parent-style-name="Text_20_body">
      <style:text-properties officeooo:rsid="01546843" officeooo:paragraph-rsid="01546843"/>
    </style:style>
    <style:style style:name="P23" style:family="paragraph" style:parent-style-name="Text_20_body">
      <style:text-properties officeooo:rsid="01579184" officeooo:paragraph-rsid="01579184"/>
    </style:style>
    <style:style style:name="P24" style:family="paragraph" style:parent-style-name="Text_20_body">
      <style:text-properties officeooo:rsid="01227d6c" officeooo:paragraph-rsid="01227d6c"/>
    </style:style>
    <style:style style:name="P25" style:family="paragraph" style:parent-style-name="Text_20_body">
      <style:text-properties officeooo:rsid="00dd8a95" officeooo:paragraph-rsid="01835bd4"/>
    </style:style>
    <style:style style:name="P26" style:family="paragraph" style:parent-style-name="Text_20_body">
      <style:text-properties fo:font-style="normal" officeooo:rsid="017f9a42" officeooo:paragraph-rsid="017edea7" style:font-style-asian="normal" style:font-style-complex="normal"/>
    </style:style>
    <style:style style:name="P27" style:family="paragraph" style:parent-style-name="Text_20_body">
      <style:paragraph-properties fo:margin-left="0cm" fo:margin-right="0cm" style:line-height-at-least="0.582cm" fo:text-indent="0cm" style:auto-text-indent="false"/>
      <style:text-properties fo:font-size="15pt" fo:font-weight="bold" officeooo:rsid="003db4c2" officeooo:paragraph-rsid="003db4c2" style:font-size-asian="15pt" style:font-weight-asian="bold" style:font-size-complex="15pt" style:font-weight-complex="bold"/>
    </style:style>
    <style:style style:name="P28" style:family="paragraph" style:parent-style-name="Text_20_body">
      <style:paragraph-properties fo:margin-left="0cm" fo:margin-right="0cm" style:line-height-at-least="0.582cm" fo:text-indent="0cm" style:auto-text-indent="false"/>
      <style:text-properties fo:font-size="12pt" fo:font-style="normal" officeooo:rsid="01a494a4" officeooo:paragraph-rsid="01a494a4" style:font-size-asian="12pt" style:font-style-asian="normal" style:font-size-complex="12pt" style:font-style-complex="normal"/>
    </style:style>
    <style:style style:name="P29" style:family="paragraph" style:parent-style-name="Text_20_body">
      <style:paragraph-properties fo:margin-left="0cm" fo:margin-right="0cm" style:line-height-at-least="0.582cm" fo:text-indent="0cm" style:auto-text-indent="false"/>
      <style:text-properties fo:font-size="12pt" fo:font-style="normal" officeooo:rsid="01a88771" officeooo:paragraph-rsid="01b94f78" style:font-size-asian="12pt" style:font-style-asian="normal" style:font-size-complex="12pt" style:font-style-complex="normal"/>
    </style:style>
    <style:style style:name="P30" style:family="paragraph" style:parent-style-name="Text_20_body">
      <style:paragraph-properties fo:margin-left="0cm" fo:margin-right="0cm" style:line-height-at-least="0.582cm" fo:text-indent="0cm" style:auto-text-indent="false"/>
      <style:text-properties fo:font-size="12pt" fo:font-style="normal" officeooo:rsid="01b9d2d6" officeooo:paragraph-rsid="01b9d2d6" style:font-size-asian="12pt" style:font-style-asian="normal" style:font-size-complex="12pt" style:font-style-complex="normal"/>
    </style:style>
    <style:style style:name="P31" style:family="paragraph" style:parent-style-name="Text_20_body">
      <style:paragraph-properties fo:margin-left="0cm" fo:margin-right="0cm" style:line-height-at-least="0.582cm" fo:text-indent="0cm" style:auto-text-indent="false"/>
      <style:text-properties fo:font-size="12pt" fo:font-style="normal" officeooo:rsid="01bbd35d" officeooo:paragraph-rsid="01bbd35d" style:font-size-asian="12pt" style:font-style-asian="normal" style:font-size-complex="12pt" style:font-style-complex="normal"/>
    </style:style>
    <style:style style:name="P32" style:family="paragraph" style:parent-style-name="Text_20_body">
      <style:paragraph-properties fo:margin-left="0cm" fo:margin-right="0cm" style:line-height-at-least="0.582cm" fo:text-indent="0cm" style:auto-text-indent="false"/>
      <style:text-properties fo:font-size="14pt" fo:font-style="italic" officeooo:rsid="00431abd" officeooo:paragraph-rsid="01a27ac3" style:font-size-asian="14pt" style:font-style-asian="italic" style:font-size-complex="14pt" style:font-style-complex="italic"/>
    </style:style>
    <style:style style:name="P33" style:family="paragraph" style:parent-style-name="Text_20_body">
      <style:paragraph-properties fo:margin-left="0cm" fo:margin-right="0cm" style:line-height-at-least="0.582cm" fo:text-indent="0cm" style:auto-text-indent="false"/>
      <style:text-properties fo:font-size="14pt" fo:font-style="italic" officeooo:rsid="019c86e7" officeooo:paragraph-rsid="019c86e7" style:font-size-asian="14pt" style:font-style-asian="italic" style:font-size-complex="14pt" style:font-style-complex="italic"/>
    </style:style>
    <style:style style:name="P34" style:family="paragraph" style:parent-style-name="Text_20_body">
      <style:paragraph-properties fo:margin-left="0cm" fo:margin-right="0cm" style:line-height-at-least="0.582cm" fo:text-indent="0cm" style:auto-text-indent="false"/>
      <style:text-properties fo:font-size="14pt" fo:font-style="italic" officeooo:rsid="019c86e7" officeooo:paragraph-rsid="01b6f4be" style:font-size-asian="14pt" style:font-style-asian="italic" style:font-size-complex="14pt" style:font-style-complex="italic"/>
    </style:style>
    <style:style style:name="P35" style:family="paragraph" style:parent-style-name="Text_20_body">
      <style:paragraph-properties fo:margin-left="0cm" fo:margin-right="0cm" style:line-height-at-least="0.582cm" fo:text-indent="0cm" style:auto-text-indent="false"/>
      <style:text-properties officeooo:rsid="00112240" officeooo:paragraph-rsid="01835bd4"/>
    </style:style>
    <style:style style:name="P36" style:family="paragraph" style:parent-style-name="Text_20_body">
      <style:paragraph-properties fo:margin-left="0cm" fo:margin-right="0cm" style:line-height-at-least="0.582cm" fo:text-indent="0cm" style:auto-text-indent="false"/>
      <style:text-properties officeooo:rsid="018f3927" officeooo:paragraph-rsid="0196ab78"/>
    </style:style>
    <style:style style:name="P37" style:family="paragraph" style:parent-style-name="Text_20_body">
      <style:paragraph-properties fo:margin-left="0cm" fo:margin-right="0cm" style:line-height-at-least="0.582cm" fo:text-indent="0cm" style:auto-text-indent="false"/>
      <style:text-properties style:font-name="Liberation Serif" fo:font-style="normal" officeooo:rsid="00c65bfb" officeooo:paragraph-rsid="01835bd4" style:font-style-asian="normal" style:font-style-complex="normal"/>
    </style:style>
    <style:style style:name="P38" style:family="paragraph" style:parent-style-name="Text_20_body">
      <style:paragraph-properties fo:margin-left="0cm" fo:margin-right="0cm" style:line-height-at-least="0.582cm" fo:text-indent="0cm" style:auto-text-indent="false"/>
      <style:text-properties style:font-name="Liberation Serif" fo:font-size="12pt" fo:font-style="normal" officeooo:rsid="01b94f78" officeooo:paragraph-rsid="01b94f78" style:font-name-asian="Droid Sans Fallback" style:font-size-asian="12pt" style:font-style-asian="normal" style:font-name-complex="FreeSans" style:font-size-complex="12pt" style:font-style-complex="normal"/>
    </style:style>
    <style:style style:name="P39" style:family="paragraph" style:parent-style-name="Standard">
      <style:text-properties style:font-name="Liberation Serif" officeooo:rsid="000ff42a" officeooo:paragraph-rsid="000ff42a"/>
    </style:style>
    <style:style style:name="P40" style:family="paragraph" style:parent-style-name="Standard">
      <style:text-properties style:font-name="Liberation Serif" fo:font-size="54pt" officeooo:rsid="01d8e837" officeooo:paragraph-rsid="01d8e837" style:font-size-asian="54pt" style:font-size-complex="54pt"/>
    </style:style>
    <style:style style:name="P41" style:family="paragraph" style:parent-style-name="Text_20_body" style:list-style-name="L1">
      <style:text-properties officeooo:rsid="00ded284" officeooo:paragraph-rsid="01835bd4"/>
    </style:style>
    <style:style style:name="P42" style:family="paragraph" style:parent-style-name="Text_20_body" style:list-style-name="L1">
      <style:text-properties officeooo:rsid="00df7c82" officeooo:paragraph-rsid="01835bd4"/>
    </style:style>
    <style:style style:name="P43" style:family="paragraph" style:parent-style-name="Text_20_body" style:list-style-name="L1">
      <style:text-properties officeooo:rsid="00e31642" officeooo:paragraph-rsid="01835bd4"/>
    </style:style>
    <style:style style:name="P44" style:family="paragraph" style:parent-style-name="Text_20_body" style:list-style-name="L2">
      <style:text-properties fo:font-size="12pt" fo:font-style="normal" officeooo:rsid="017becdc" officeooo:paragraph-rsid="017becdc" style:font-size-asian="12pt" style:font-style-asian="normal" style:font-size-complex="12pt" style:font-style-complex="normal"/>
    </style:style>
    <style:style style:name="P45" style:family="paragraph" style:parent-style-name="Text_20_body">
      <style:text-properties fo:font-size="12pt" fo:font-style="normal" fo:font-weight="normal" officeooo:rsid="01d7ae4e" officeooo:paragraph-rsid="01d7ae4e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c65bfb" style:font-style-asian="normal" style:font-style-complex="normal"/>
    </style:style>
    <style:style style:name="T3" style:family="text">
      <style:text-properties fo:font-style="normal" officeooo:rsid="00d0fbeb" style:font-style-asian="normal" style:font-style-complex="normal"/>
    </style:style>
    <style:style style:name="T4" style:family="text">
      <style:text-properties fo:font-style="normal" officeooo:rsid="00db7cb6" style:font-style-asian="normal" style:font-style-complex="normal"/>
    </style:style>
    <style:style style:name="T5" style:family="text">
      <style:text-properties fo:font-style="normal" officeooo:rsid="00ddb085" style:font-style-asian="normal" style:font-style-complex="normal"/>
    </style:style>
    <style:style style:name="T6" style:family="text">
      <style:text-properties fo:font-style="normal" officeooo:rsid="00ded284" style:font-style-asian="normal" style:font-style-complex="normal"/>
    </style:style>
    <style:style style:name="T7" style:family="text">
      <style:text-properties fo:font-style="normal" officeooo:rsid="00df7c82" style:font-style-asian="normal" style:font-style-complex="normal"/>
    </style:style>
    <style:style style:name="T8" style:family="text">
      <style:text-properties fo:font-style="normal" officeooo:rsid="00e08ca8" style:font-style-asian="normal" style:font-style-complex="normal"/>
    </style:style>
    <style:style style:name="T9" style:family="text">
      <style:text-properties fo:font-style="normal" officeooo:rsid="00e19873" style:font-style-asian="normal" style:font-style-complex="normal"/>
    </style:style>
    <style:style style:name="T10" style:family="text">
      <style:text-properties fo:font-style="normal" officeooo:rsid="00e22d0b" style:font-style-asian="normal" style:font-style-complex="normal"/>
    </style:style>
    <style:style style:name="T11" style:family="text">
      <style:text-properties fo:font-style="normal" officeooo:rsid="00e3403d" style:font-style-asian="normal" style:font-style-complex="normal"/>
    </style:style>
    <style:style style:name="T12" style:family="text">
      <style:text-properties fo:font-style="normal" officeooo:rsid="00e425b7" style:font-style-asian="normal" style:font-style-complex="normal"/>
    </style:style>
    <style:style style:name="T13" style:family="text">
      <style:text-properties fo:font-style="normal" officeooo:rsid="00e5d9b7" style:font-style-asian="normal" style:font-style-complex="normal"/>
    </style:style>
    <style:style style:name="T14" style:family="text">
      <style:text-properties fo:font-style="normal" officeooo:rsid="00eaccb8" style:font-style-asian="normal" style:font-style-complex="normal"/>
    </style:style>
    <style:style style:name="T15" style:family="text">
      <style:text-properties fo:font-style="normal" officeooo:rsid="00ee3243" style:font-style-asian="normal" style:font-style-complex="normal"/>
    </style:style>
    <style:style style:name="T16" style:family="text">
      <style:text-properties fo:font-style="normal" officeooo:rsid="00f0202d" style:font-style-asian="normal" style:font-style-complex="normal"/>
    </style:style>
    <style:style style:name="T17" style:family="text">
      <style:text-properties fo:font-style="normal" officeooo:rsid="01508bfa" style:font-style-asian="normal" style:font-style-complex="normal"/>
    </style:style>
    <style:style style:name="T18" style:family="text">
      <style:text-properties fo:font-style="normal" officeooo:rsid="01522347" style:font-style-asian="normal" style:font-style-complex="normal"/>
    </style:style>
    <style:style style:name="T19" style:family="text">
      <style:text-properties fo:font-style="normal" officeooo:rsid="0155e301" style:font-style-asian="normal" style:font-style-complex="normal"/>
    </style:style>
    <style:style style:name="T20" style:family="text">
      <style:text-properties fo:font-style="normal" officeooo:rsid="015d79f8" style:font-style-asian="normal" style:font-style-complex="normal"/>
    </style:style>
    <style:style style:name="T21" style:family="text">
      <style:text-properties fo:font-style="normal" officeooo:rsid="0189a19f" style:font-style-asian="normal" style:font-style-complex="normal"/>
    </style:style>
    <style:style style:name="T22" style:family="text">
      <style:text-properties fo:font-style="normal" officeooo:rsid="0189d8c1" style:font-style-asian="normal" style:font-style-complex="normal"/>
    </style:style>
    <style:style style:name="T23" style:family="text">
      <style:text-properties fo:font-style="normal" officeooo:rsid="01a53b16" style:font-style-asian="normal" style:font-style-complex="normal"/>
    </style:style>
    <style:style style:name="T24" style:family="text">
      <style:text-properties fo:font-weight="bold" officeooo:rsid="000ff42a" style:font-weight-asian="bold" style:font-weight-complex="bold"/>
    </style:style>
    <style:style style:name="T25" style:family="text">
      <style:text-properties fo:font-weight="bold" officeooo:rsid="014e3160" style:font-weight-asian="bold" style:font-weight-complex="bold"/>
    </style:style>
    <style:style style:name="T26" style:family="text">
      <style:text-properties fo:font-weight="bold" officeooo:rsid="018a436e" style:font-weight-asian="bold" style:font-weight-complex="bold"/>
    </style:style>
    <style:style style:name="T27" style:family="text">
      <style:text-properties fo:font-weight="bold" officeooo:rsid="01bd0155" style:font-weight-asian="bold" style:font-weight-complex="bold"/>
    </style:style>
    <style:style style:name="T28" style:family="text">
      <style:text-properties fo:font-weight="bold" officeooo:rsid="01b5526e" style:font-weight-asian="bold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e19873" style:font-style-asian="italic" style:font-style-complex="italic"/>
    </style:style>
    <style:style style:name="T31" style:family="text">
      <style:text-properties fo:font-style="italic" officeooo:rsid="00e425b7" style:font-style-asian="italic" style:font-style-complex="italic"/>
    </style:style>
    <style:style style:name="T32" style:family="text">
      <style:text-properties fo:font-style="italic" officeooo:rsid="00e3403d" style:font-style-asian="italic" style:font-style-complex="italic"/>
    </style:style>
    <style:style style:name="T33" style:family="text">
      <style:text-properties fo:font-style="italic" officeooo:rsid="00ee3243" style:font-style-asian="italic" style:font-style-complex="italic"/>
    </style:style>
    <style:style style:name="T34" style:family="text">
      <style:text-properties fo:font-style="italic" officeooo:rsid="0155e301" style:font-style-asian="italic" style:font-style-complex="italic"/>
    </style:style>
    <style:style style:name="T35" style:family="text">
      <style:text-properties fo:font-style="italic" officeooo:rsid="015d79f8" style:font-style-asian="italic" style:font-style-complex="italic"/>
    </style:style>
    <style:style style:name="T36" style:family="text">
      <style:text-properties fo:font-style="italic" officeooo:rsid="0167e24a" style:font-style-asian="italic" style:font-style-complex="italic"/>
    </style:style>
    <style:style style:name="T37" style:family="text">
      <style:text-properties fo:font-style="italic" officeooo:rsid="016c9b5b" style:font-style-asian="italic" style:font-style-complex="italic"/>
    </style:style>
    <style:style style:name="T38" style:family="text">
      <style:text-properties fo:font-style="italic" officeooo:rsid="01a9665f" style:font-style-asian="italic" style:font-style-complex="italic"/>
    </style:style>
    <style:style style:name="T39" style:family="text">
      <style:text-properties fo:font-style="italic" officeooo:rsid="01b3c46d" style:font-style-asian="italic" style:font-style-complex="italic"/>
    </style:style>
    <style:style style:name="T40" style:family="text">
      <style:text-properties fo:font-style="italic" officeooo:rsid="019c86e7" style:font-style-asian="italic" style:font-style-complex="italic"/>
    </style:style>
    <style:style style:name="T41" style:family="text">
      <style:text-properties fo:font-size="20pt" style:font-size-asian="20pt" style:font-size-complex="20pt"/>
    </style:style>
    <style:style style:name="T42" style:family="text">
      <style:text-properties fo:font-size="20pt" officeooo:rsid="018bd9a5" style:font-size-asian="20pt" style:font-size-complex="20pt"/>
    </style:style>
    <style:style style:name="T43" style:family="text">
      <style:text-properties officeooo:rsid="013c6df1"/>
    </style:style>
    <style:style style:name="T44" style:family="text">
      <style:text-properties officeooo:rsid="014da8ec"/>
    </style:style>
    <style:style style:name="T45" style:family="text">
      <style:text-properties officeooo:rsid="014e95f1"/>
    </style:style>
    <style:style style:name="T46" style:family="text">
      <style:text-properties officeooo:rsid="0152e890"/>
    </style:style>
    <style:style style:name="T47" style:family="text">
      <style:text-properties officeooo:rsid="01546843"/>
    </style:style>
    <style:style style:name="T48" style:family="text">
      <style:text-properties officeooo:rsid="015918e8"/>
    </style:style>
    <style:style style:name="T49" style:family="text">
      <style:text-properties officeooo:rsid="015c973c"/>
    </style:style>
    <style:style style:name="T50" style:family="text">
      <style:text-properties officeooo:rsid="015d4967"/>
    </style:style>
    <style:style style:name="T51" style:family="text">
      <style:text-properties officeooo:rsid="015d79f8"/>
    </style:style>
    <style:style style:name="T52" style:family="text">
      <style:text-properties fo:font-size="12pt" style:font-size-asian="12pt" style:font-size-complex="12pt"/>
    </style:style>
    <style:style style:name="T53" style:family="text">
      <style:text-properties fo:font-size="12pt" officeooo:rsid="00477bfb" style:font-size-asian="12pt" style:font-size-complex="12pt"/>
    </style:style>
    <style:style style:name="T54" style:family="text">
      <style:text-properties fo:font-size="12pt" officeooo:rsid="0190a0b8" style:font-size-asian="12pt" style:font-size-complex="12pt"/>
    </style:style>
    <style:style style:name="T55" style:family="text">
      <style:text-properties fo:font-size="12pt" officeooo:rsid="01957b2c" style:font-size-asian="12pt" style:font-size-complex="12pt"/>
    </style:style>
    <style:style style:name="T56" style:family="text">
      <style:text-properties fo:font-size="12pt" officeooo:rsid="0196ab78" style:font-size-asian="12pt" style:font-size-complex="12pt"/>
    </style:style>
    <style:style style:name="T57" style:family="text">
      <style:text-properties officeooo:rsid="01655bf0"/>
    </style:style>
    <style:style style:name="T58" style:family="text">
      <style:text-properties officeooo:rsid="0165f3d5"/>
    </style:style>
    <style:style style:name="T59" style:family="text">
      <style:text-properties officeooo:rsid="0167e24a"/>
    </style:style>
    <style:style style:name="T60" style:family="text">
      <style:text-properties officeooo:rsid="016b2b72"/>
    </style:style>
    <style:style style:name="T61" style:family="text">
      <style:text-properties officeooo:rsid="016bc8a0"/>
    </style:style>
    <style:style style:name="T62" style:family="text">
      <style:text-properties officeooo:rsid="016c9b5b"/>
    </style:style>
    <style:style style:name="T63" style:family="text">
      <style:text-properties style:font-name="Liberation Serif1" officeooo:rsid="016fc086" style:font-name-asian="Liberation Serif1" style:font-name-complex="Liberation Serif1"/>
    </style:style>
    <style:style style:name="T64" style:family="text">
      <style:text-properties style:font-name="Liberation Serif1" fo:font-size="12pt" fo:font-style="normal" officeooo:rsid="016fc086" style:font-name-asian="Liberation Serif1" style:font-size-asian="12pt" style:font-style-asian="normal" style:font-name-complex="Liberation Serif1" style:font-size-complex="12pt" style:font-style-complex="normal"/>
    </style:style>
    <style:style style:name="T65" style:family="text">
      <style:text-properties style:font-name="Liberation Serif" style:font-name-asian="Droid Sans Fallback" style:font-name-complex="FreeSans"/>
    </style:style>
    <style:style style:name="T66" style:family="text">
      <style:text-properties style:font-name="Liberation Serif" officeooo:rsid="0171557f" style:font-name-asian="Droid Sans Fallback" style:font-name-complex="FreeSans"/>
    </style:style>
    <style:style style:name="T67" style:family="text">
      <style:text-properties style:font-name="Liberation Serif" officeooo:rsid="017a6365" style:font-name-asian="Droid Sans Fallback" style:font-name-complex="FreeSans"/>
    </style:style>
    <style:style style:name="T68" style:family="text">
      <style:text-properties style:font-name="Liberation Serif" officeooo:rsid="017c2961" style:font-name-asian="Droid Sans Fallback" style:font-name-complex="FreeSans"/>
    </style:style>
    <style:style style:name="T69" style:family="text">
      <style:text-properties style:font-name="Liberation Serif" officeooo:rsid="01a02c32" style:font-name-asian="Droid Sans Fallback" style:font-name-complex="FreeSans"/>
    </style:style>
    <style:style style:name="T70" style:family="text">
      <style:text-properties style:font-name="Liberation Serif" officeooo:rsid="01914df6" style:font-name-asian="Droid Sans Fallback" style:font-name-complex="FreeSans"/>
    </style:style>
    <style:style style:name="T71" style:family="text">
      <style:text-properties style:font-name="Liberation Serif" officeooo:rsid="01923d33" style:font-name-asian="Droid Sans Fallback" style:font-name-complex="FreeSans"/>
    </style:style>
    <style:style style:name="T72" style:family="text">
      <style:text-properties style:font-name="Liberation Serif" officeooo:rsid="01ab6a54" style:font-name-asian="Droid Sans Fallback" style:font-name-complex="FreeSans"/>
    </style:style>
    <style:style style:name="T73" style:family="text">
      <style:text-properties style:font-name="Liberation Serif" officeooo:rsid="01b0db5a" style:font-name-asian="Droid Sans Fallback" style:font-name-complex="FreeSans"/>
    </style:style>
    <style:style style:name="T74" style:family="text">
      <style:text-properties style:font-name="Liberation Serif" officeooo:rsid="01b25b75" style:font-name-asian="Droid Sans Fallback" style:font-name-complex="FreeSans"/>
    </style:style>
    <style:style style:name="T75" style:family="text">
      <style:text-properties style:font-name="Liberation Serif" officeooo:rsid="01b94f78" style:font-name-asian="Droid Sans Fallback" style:font-name-complex="FreeSans"/>
    </style:style>
    <style:style style:name="T76" style:family="text">
      <style:text-properties style:font-name="Liberation Serif" officeooo:rsid="01bb9597" style:font-name-asian="Droid Sans Fallback" style:font-name-complex="FreeSans"/>
    </style:style>
    <style:style style:name="T77" style:family="text">
      <style:text-properties style:font-name="Liberation Serif" officeooo:rsid="01d30912" style:font-name-asian="Droid Sans Fallback" style:font-name-complex="FreeSans"/>
    </style:style>
    <style:style style:name="T78" style:family="text">
      <style:text-properties style:font-name="Liberation Serif" officeooo:rsid="01d40cc8" style:font-name-asian="Droid Sans Fallback" style:font-name-complex="FreeSans"/>
    </style:style>
    <style:style style:name="T79" style:family="text">
      <style:text-properties style:font-name="Liberation Serif" officeooo:rsid="01d53992" style:font-name-asian="Droid Sans Fallback" style:font-name-complex="FreeSans"/>
    </style:style>
    <style:style style:name="T80" style:family="text">
      <style:text-properties style:font-name="Liberation Serif" fo:font-style="italic" style:font-name-asian="Droid Sans Fallback" style:font-style-asian="italic" style:font-name-complex="FreeSans" style:font-style-complex="italic"/>
    </style:style>
    <style:style style:name="T81" style:family="text">
      <style:text-properties style:font-name="Liberation Serif" fo:font-style="italic" officeooo:rsid="017c2961" style:font-name-asian="Droid Sans Fallback" style:font-style-asian="italic" style:font-name-complex="FreeSans" style:font-style-complex="italic"/>
    </style:style>
    <style:style style:name="T82" style:family="text">
      <style:text-properties style:font-name="Liberation Serif" fo:font-style="italic" officeooo:rsid="01a02c32" style:font-name-asian="Droid Sans Fallback" style:font-style-asian="italic" style:font-name-complex="FreeSans" style:font-style-complex="italic"/>
    </style:style>
    <style:style style:name="T83" style:family="text">
      <style:text-properties style:font-name="Liberation Serif" fo:font-style="italic" officeooo:rsid="01b94f78" style:font-name-asian="Droid Sans Fallback" style:font-style-asian="italic" style:font-name-complex="FreeSans" style:font-style-complex="italic"/>
    </style:style>
    <style:style style:name="T84" style:family="text">
      <style:text-properties style:font-name="Liberation Serif" fo:font-style="italic" officeooo:rsid="01bb9597" style:font-name-asian="Droid Sans Fallback" style:font-style-asian="italic" style:font-name-complex="FreeSans" style:font-style-complex="italic"/>
    </style:style>
    <style:style style:name="T85" style:family="text">
      <style:text-properties style:font-name="Liberation Serif" fo:font-style="italic" officeooo:rsid="00c6376e" style:font-style-asian="italic" style:font-style-complex="italic"/>
    </style:style>
    <style:style style:name="T86" style:family="text">
      <style:text-properties style:font-name="Liberation Serif" fo:font-style="italic" officeooo:rsid="00e8e492" style:font-style-asian="italic" style:font-style-complex="italic"/>
    </style:style>
    <style:style style:name="T87" style:family="text">
      <style:text-properties style:font-name="Liberation Serif" fo:font-style="italic" officeooo:rsid="00c65bfb" style:font-style-asian="italic" style:font-style-complex="italic"/>
    </style:style>
    <style:style style:name="T88" style:family="text">
      <style:text-properties style:font-name="Liberation Serif" fo:font-style="italic" fo:font-weight="normal" officeooo:rsid="01d53992" style:font-name-asian="Droid Sans Fallback" style:font-style-asian="italic" style:font-weight-asian="normal" style:font-name-complex="FreeSans" style:font-style-complex="italic" style:font-weight-complex="normal"/>
    </style:style>
    <style:style style:name="T89" style:family="text">
      <style:text-properties style:font-name="Liberation Serif" fo:font-style="normal" officeooo:rsid="00e425b7" style:font-style-asian="normal" style:font-style-complex="normal"/>
    </style:style>
    <style:style style:name="T90" style:family="text">
      <style:text-properties style:font-name="Liberation Serif" fo:font-style="normal" officeooo:rsid="00e8e492" style:font-style-asian="normal" style:font-style-complex="normal"/>
    </style:style>
    <style:style style:name="T91" style:family="text">
      <style:text-properties style:font-name="Liberation Serif" fo:font-style="normal" officeooo:rsid="00c6376e" style:font-style-asian="normal" style:font-style-complex="normal"/>
    </style:style>
    <style:style style:name="T92" style:family="text">
      <style:text-properties style:font-name="Liberation Serif" fo:font-style="normal" officeooo:rsid="00ed4fdc" style:font-style-asian="normal" style:font-style-complex="normal"/>
    </style:style>
    <style:style style:name="T93" style:family="text">
      <style:text-properties style:font-name="Liberation Serif" fo:font-style="normal" officeooo:rsid="00e9006d" style:font-style-asian="normal" style:font-style-complex="normal"/>
    </style:style>
    <style:style style:name="T94" style:family="text">
      <style:text-properties style:font-name="Liberation Serif" fo:font-style="normal" officeooo:rsid="00eaccb8" style:font-style-asian="normal" style:font-style-complex="normal"/>
    </style:style>
    <style:style style:name="T95" style:family="text">
      <style:text-properties style:font-name="Liberation Serif" fo:font-style="normal" officeooo:rsid="00eb867d" style:font-style-asian="normal" style:font-style-complex="normal"/>
    </style:style>
    <style:style style:name="T96" style:family="text">
      <style:text-properties style:font-name="Liberation Serif" fo:font-style="normal" officeooo:rsid="00c65bfb" style:font-style-asian="normal" style:font-style-complex="normal"/>
    </style:style>
    <style:style style:name="T97" style:family="text">
      <style:text-properties style:font-name="Liberation Serif" fo:font-style="normal" officeooo:rsid="00c9bbe2" style:font-style-asian="normal" style:font-style-complex="normal"/>
    </style:style>
    <style:style style:name="T98" style:family="text">
      <style:text-properties style:font-name="Liberation Serif" fo:font-style="normal" officeooo:rsid="00ee0583" style:font-style-asian="normal" style:font-style-complex="normal"/>
    </style:style>
    <style:style style:name="T99" style:family="text">
      <style:text-properties style:font-name="Liberation Serif" fo:font-size="12pt" fo:font-style="normal" officeooo:rsid="0171557f" style:font-name-asian="Droid Sans Fallback" style:font-size-asian="12pt" style:font-style-asian="normal" style:font-name-complex="FreeSans" style:font-size-complex="12pt" style:font-style-complex="normal"/>
    </style:style>
    <style:style style:name="T100" style:family="text">
      <style:text-properties style:font-name="Liberation Serif" fo:font-size="12pt" fo:font-style="normal" officeooo:rsid="01717da9" style:font-name-asian="Droid Sans Fallback" style:font-size-asian="12pt" style:font-style-asian="normal" style:font-name-complex="FreeSans" style:font-size-complex="12pt" style:font-style-complex="normal"/>
    </style:style>
    <style:style style:name="T101" style:family="text">
      <style:text-properties style:font-name="Liberation Serif" fo:font-size="12pt" fo:font-style="normal" officeooo:rsid="017261a7" style:font-name-asian="Droid Sans Fallback" style:font-size-asian="12pt" style:font-style-asian="normal" style:font-name-complex="FreeSans" style:font-size-complex="12pt" style:font-style-complex="normal"/>
    </style:style>
    <style:style style:name="T102" style:family="text">
      <style:text-properties style:font-name="Liberation Serif" fo:font-size="12pt" fo:font-style="normal" officeooo:rsid="0174bc4c" style:font-name-asian="Droid Sans Fallback" style:font-size-asian="12pt" style:font-style-asian="normal" style:font-name-complex="FreeSans" style:font-size-complex="12pt" style:font-style-complex="normal"/>
    </style:style>
    <style:style style:name="T103" style:family="text">
      <style:text-properties style:font-name="Liberation Serif" fo:font-size="12pt" fo:font-style="normal" officeooo:rsid="01914df6" style:font-name-asian="Droid Sans Fallback" style:font-size-asian="12pt" style:font-style-asian="normal" style:font-name-complex="FreeSans" style:font-size-complex="12pt" style:font-style-complex="normal"/>
    </style:style>
    <style:style style:name="T104" style:family="text">
      <style:text-properties style:font-name="Liberation Serif" fo:font-size="12pt" fo:font-style="normal" officeooo:rsid="01923d33" style:font-name-asian="Droid Sans Fallback" style:font-size-asian="12pt" style:font-style-asian="normal" style:font-name-complex="FreeSans" style:font-size-complex="12pt" style:font-style-complex="normal"/>
    </style:style>
    <style:style style:name="T105" style:family="text">
      <style:text-properties style:font-name="Liberation Serif" fo:font-size="12pt" fo:font-style="normal" officeooo:rsid="01932315" style:font-name-asian="Droid Sans Fallback" style:font-size-asian="12pt" style:font-style-asian="normal" style:font-name-complex="FreeSans" style:font-size-complex="12pt" style:font-style-complex="normal"/>
    </style:style>
    <style:style style:name="T106" style:family="text">
      <style:text-properties style:font-name="Liberation Serif" fo:font-size="12pt" fo:font-style="normal" officeooo:rsid="0193ce9c" style:font-name-asian="Droid Sans Fallback" style:font-size-asian="12pt" style:font-style-asian="normal" style:font-name-complex="FreeSans" style:font-size-complex="12pt" style:font-style-complex="normal"/>
    </style:style>
    <style:style style:name="T107" style:family="text">
      <style:text-properties style:font-name="Liberation Serif" fo:font-size="12pt" fo:font-style="normal" officeooo:rsid="0196dcde" style:font-name-asian="Droid Sans Fallback" style:font-size-asian="12pt" style:font-style-asian="normal" style:font-name-complex="FreeSans" style:font-size-complex="12pt" style:font-style-complex="normal"/>
    </style:style>
    <style:style style:name="T108" style:family="text">
      <style:text-properties style:font-name="Liberation Serif" fo:font-size="12pt" fo:font-style="normal" officeooo:rsid="019ae57a" style:font-name-asian="Droid Sans Fallback" style:font-size-asian="12pt" style:font-style-asian="normal" style:font-name-complex="FreeSans" style:font-size-complex="12pt" style:font-style-complex="normal"/>
    </style:style>
    <style:style style:name="T109" style:family="text">
      <style:text-properties style:font-name="Liberation Serif" fo:font-size="12pt" fo:font-style="normal" officeooo:rsid="019bf401" style:font-name-asian="Droid Sans Fallback" style:font-size-asian="12pt" style:font-style-asian="normal" style:font-name-complex="FreeSans" style:font-size-complex="12pt" style:font-style-complex="normal"/>
    </style:style>
    <style:style style:name="T110" style:family="text">
      <style:text-properties style:font-name="Liberation Serif" fo:font-size="12pt" fo:font-style="italic" officeooo:rsid="019f0cb3" style:font-name-asian="Droid Sans Fallback" style:font-size-asian="12pt" style:font-style-asian="italic" style:font-name-complex="FreeSans" style:font-size-complex="12pt" style:font-style-complex="italic"/>
    </style:style>
    <style:style style:name="T111" style:family="text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2" style:family="text">
      <style:text-properties fo:font-size="15pt" fo:font-style="normal" fo:font-weight="bold" officeooo:rsid="015436c3" style:font-size-asian="15pt" style:font-style-asian="normal" style:font-weight-asian="bold" style:font-size-complex="15pt" style:font-style-complex="normal" style:font-weight-complex="bold"/>
    </style:style>
    <style:style style:name="T113" style:family="text">
      <style:text-properties officeooo:rsid="018d30e5"/>
    </style:style>
    <style:style style:name="T114" style:family="text">
      <style:text-properties officeooo:rsid="01a9665f"/>
    </style:style>
    <style:style style:name="T115" style:family="text">
      <style:text-properties officeooo:rsid="01b5526e"/>
    </style:style>
    <style:style style:name="T116" style:family="text">
      <style:text-properties officeooo:rsid="01b85423"/>
    </style:style>
    <style:style style:name="T117" style:family="text">
      <style:text-properties officeooo:rsid="01bd0155"/>
    </style:style>
    <style:style style:name="T118" style:family="text">
      <style:text-properties officeooo:rsid="01d4a116"/>
    </style:style>
    <style:style style:name="T119" style:family="text">
      <style:text-properties officeooo:rsid="01d7ae4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bastiano Valle - <text:span text:style-name="T44">1050123</text:span></text:p>
      <text:p text:style-name="P2"/>
      <text:p text:style-name="P2"><text:span text:style-name="T41">Risolutore di puzzle – Parte </text:span><text:span text:style-name="T42">2 </text:span></text:p>
      <text:p text:style-name="P3">Programmazione concorrente e distribuita </text:p>
      <text:p text:style-name="P3">Progetto A.A. 2014/2015 </text:p>
      <text:p text:style-name="P39"/>
      <text:p text:style-name="P39"/>
      <text:p text:style-name="P40">TOGLIERE MODIFICHE DIR</text:p>
      <text:p text:style-name="P4"/>
      <text:p text:style-name="P6"><text:span text:style-name="T24">1 <text:s text:c="2"/></text:span><text:span text:style-name="T25">Algoritmo parallelo di risoluzione </text:span><text:span text:style-name="T26">SCRIVERE</text:span></text:p>
      <text:p text:style-name="P5"/>
      <text:p text:style-name="P25"><text:span text:style-name="T4">D</text:span><text:span text:style-name="T1">at</text:span><text:span text:style-name="T21">o</text:span><text:span text:style-name="T1"> un mucchio </text:span><text:span text:style-name="T22">(possibilmente disordinato)</text:span><text:span text:style-name="T1"> </text:span><text:span text:style-name="T5">contenente tutti i</text:span><text:span text:style-name="T1"> tasselli </text:span><text:span text:style-name="T5">di un puzzle e</text:span><text:span text:style-name="T1"> una tabella con </text:span><text:span text:style-name="T29">rows</text:span><text:span text:style-name="T1"> righe e </text:span><text:span text:style-name="T29">cols</text:span><text:span text:style-name="T1"> colonne, </text:span><text:span text:style-name="T6">l'algoritmo procede nel seguente modo:</text:span></text:p>
      <text:list xml:id="list1852915728985201318" text:style-name="L1">
        <text:list-item>
          <text:p text:style-name="P41"><text:span text:style-name="T1">Individuazione del lato </text:span><text:span text:style-name="T33">edge</text:span><text:span text:style-name="T15">, ovvero il lato</text:span><text:span text:style-name="T1"> più lungo </text:span><text:span text:style-name="T7">tra </text:span><text:span text:style-name="T16">quello</text:span><text:span text:style-name="T7"> </text:span><text:span text:style-name="T8">superiore ed il sinistro</text:span></text:p>
        </text:list-item>
        <text:list-item>
          <text:p text:style-name="P42"><text:span text:style-name="T1">Riempimento del lato </text:span><text:span text:style-name="T30">edge</text:span><text:span text:style-name="T9"> in modo sequenziale, </text:span><text:span text:style-name="T10">partendo dall'angolo superiore sinistro</text:span></text:p>
        </text:list-item>
        <text:list-item>
          <text:p text:style-name="P43"><text:span text:style-name="T10">R</text:span><text:span text:style-name="T1">iempimento (possibilmente parallelizzabile) </text:span><text:span text:style-name="T11">di ogni </text:span><text:span text:style-name="T14">linea (colonna o riga)</text:span><text:span text:style-name="T11">, partendo dai tasselli definiti sul lato </text:span><text:span text:style-name="T32">edge</text:span><text:span text:style-name="T11"> e procedendo, per ogni riga, dall'alto verso il basso o da sinistra a destra </text:span><text:span text:style-name="T12">a seconda che </text:span><text:span text:style-name="T31">edge</text:span><text:span text:style-name="T12"> </text:span><text:span text:style-name="T13">corrisponda</text:span><text:span text:style-name="T12"> rispettivamente il lato superiore o quello sinistro</text:span></text:p>
        </text:list-item>
      </text:list>
      <text:p text:style-name="P35"><text:span text:style-name="T89">I</text:span><text:span text:style-name="T90">l passo 2 dell'algoritmo è svolto tramite il metodo </text:span><text:span text:style-name="T85">setEdgePiece</text:span><text:span text:style-name="T91">(edge : Dir, position : int, piece : PuzzleItem) </text:span><text:span text:style-name="T90">di </text:span><text:span text:style-name="T86">Puzzle</text:span><text:span text:style-name="T90"> richiamata per </text:span><text:span text:style-name="T92">un numero di volta pari</text:span><text:span text:style-name="T90"> </text:span><text:span text:style-name="T92">al</text:span><text:span text:style-name="T90">la lunghezza del lato </text:span><text:span text:style-name="T86">edge</text:span><text:span text:style-name="T90">, mentre </text:span><text:span text:style-name="T93">ne</text:span><text:span text:style-name="T90">l passo 3 dell'algoritmo </text:span><text:span text:style-name="T94">è richiamat</text:span><text:span text:style-name="T95">o </text:span><text:span text:style-name="T94">per ogni linea da riempire </text:span><text:span text:style-name="T95">il metodo </text:span><text:span text:style-name="T87">orderLine</text:span><text:span text:style-name="T96">(</text:span><text:span text:style-name="T97">top : Dir, i : int</text:span><text:span text:style-name="T96">) </text:span><text:span text:style-name="T98">di Puzzle</text:span><text:span text:style-name="T96">.</text:span></text:p>
      <text:p text:style-name="P37"/>
      <text:p text:style-name="P27">2 <text:s text:c="2"/><text:span text:style-name="T45">Gestione dei thread</text:span></text:p>
      <text:p text:style-name="P32">2.1 <text:s text:c="2"/><text:span text:style-name="T113">fill(path : Path) in Heap, Filler (Classe)</text:span></text:p>
      <text:p text:style-name="P36"><text:span text:style-name="T53">C</text:span><text:span text:style-name="T52">hiamando n il numero di tasselli contenuti nel file di input, </text:span><text:span text:style-name="T55">definisco r come </text:span><text:span text:style-name="T64">√</text:span><text:span text:style-name="T99">n </text:span><text:span text:style-name="T103">arrotondato per </text:span><text:span text:style-name="T104">eccesso</text:span><text:span text:style-name="T103">.</text:span><text:span text:style-name="T52"> </text:span></text:p>
      <text:p text:style-name="P36"><text:span text:style-name="T56">Q</text:span><text:span text:style-name="T54">uesto metodo avvia </text:span><text:span text:style-name="T107">r</text:span><text:span text:style-name="T99"> thread </text:span><text:span text:style-name="T110">Filler</text:span><text:span text:style-name="T99"> </text:span><text:span text:style-name="T100">che i</text:span><text:span text:style-name="T101">nseris</text:span><text:span text:style-name="T105">cono</text:span><text:span text:style-name="T101"> a loro volta</text:span><text:span text:style-name="T102"> </text:span><text:span text:style-name="T106">al massimo</text:span><text:span text:style-name="T101"> </text:span><text:span text:style-name="T108">r</text:span><text:span text:style-name="T99"> </text:span><text:span text:style-name="T106">tasselli </text:span><text:span text:style-name="T109">ciascuno</text:span><text:span text:style-name="T101">.</text:span></text:p>
      <text:p text:style-name="P13"/>
      <text:p text:style-name="P13"><text:span text:style-name="T3">3 <text:s text:c="2"/></text:span><text:span text:style-name="T17">Costrutti di concorrenza utilizzati </text:span><text:span text:style-name="T23">COMMENTARE JAVADOC NUOVE COSE</text:span></text:p>
      <text:p text:style-name="P33"><text:soft-page-break/>3.1 <text:s text:c="2"/>fill(path : Path) in Heap, Filler (Classe)</text:p>
      <text:p text:style-name="P28">Nella classe <text:span text:style-name="T39">Filler</text:span> la concorrenza viene gestita <text:span text:style-name="T115">con costrutti Java viene gestita col costrutto </text:span><text:span text:style-name="T28">synchronized</text:span><text:span text:style-name="T115">(), siccome più thread possono aggiungere tasselli concorrentemente al mucchio</text:span>.</text:p>
      <text:p text:style-name="P31">Nel metodo <text:span text:style-name="T40">fill(path : Path)</text:span> invece <text:span text:style-name="T117">vengono utilizzati due costrutti Java per la gestione di thread: con </text:span><text:span text:style-name="T27">start()</text:span><text:span text:style-name="T117">, si avviano i thread che aggiungono al mucchio una porzione della collezione di tasselli; con </text:span><text:span text:style-name="T27">join()</text:span><text:span text:style-name="T117"> si verifica che il metodo di riempimento termini quando tutti i thread abbiano popolato il mucchio con la sezione di collezione di loro competenza.</text:span></text:p>
      <text:p text:style-name="P31"/>
      <text:p text:style-name="P14"><text:span text:style-name="T2">4 <text:s text:c="2"/></text:span><text:span text:style-name="T18">Correttezza della concorrenza</text:span></text:p>
      <text:p text:style-name="P34">3.1 <text:s text:c="2"/>fill(path : Path) in Heap, Filler (Classe)</text:p>
      <text:p text:style-name="P29"><text:span text:style-name="T116">I thread della classe </text:span><text:span text:style-name="T38">Filler </text:span><text:span text:style-name="T114">leggono frammenti di collezione distinti che non hanno alcuna parte in comune; questo perché ad ogni thread viene affidata la gestione di </text:span><text:span text:style-name="T63">√</text:span><text:span text:style-name="T66">n </text:span><text:span text:style-name="T72">(</text:span><text:span text:style-name="T70">arrotondato per </text:span><text:span text:style-name="T71">eccesso</text:span><text:span text:style-name="T72">) tasselli </text:span><text:span text:style-name="T73">contigui </text:span><text:span text:style-name="T74">e non sovrapposti</text:span><text:span text:style-name="T72"> della collezione, </text:span><text:span text:style-name="T75">come è visibile nel metodo </text:span><text:span text:style-name="T83">fill(path : Path)</text:span><text:span text:style-name="T75"> di </text:span><text:span text:style-name="T83">Heap, </text:span><text:span text:style-name="T77">mentre </text:span><text:span text:style-name="T78">l'accesso al mucchio è gestito tramite un costrutto apposito</text:span><text:span text:style-name="T70">.</text:span></text:p>
      <text:p text:style-name="P38">In questo modo non vi sono interferenze da gestire <text:span text:style-name="T118">per i tasselli appena letti, se non le possibili scritture concorrenti sul mucchio di tasselli che si sta formando</text:span>.</text:p>
      <text:p text:style-name="P30"><text:span text:style-name="T75">N</text:span><text:span text:style-name="T65">essun thread </text:span><text:span text:style-name="T76">della classe </text:span><text:span text:style-name="T84">Filler</text:span><text:span text:style-name="T65"> fa attesa attiva in quanto appena termina di inserire nel mucchio tutti i tasselli di sua competenza termina la sua esecuzione; </text:span><text:span text:style-name="T79">se viene interrotto perché un altro thread ha già preso il lock sul mucchio, allora si pone in stato </text:span><text:span text:style-name="T88">not-runnable </text:span><text:span text:style-name="T79">e attende in modo non attivo che il lock si liberi</text:span><text:span text:style-name="T65">.</text:span></text:p>
      <text:p text:style-name="P26"/>
      <text:p text:style-name="P24"><text:span text:style-name="T111">5 <text:s text:c="2"/></text:span><text:span text:style-name="T112">Cambiamenti</text:span></text:p>
      <text:p text:style-name="P10"><text:span text:style-name="T43">5.1</text:span> <text:s text:c="2"/><text:span text:style-name="T47">Dir (Classe)</text:span></text:p>
      <text:p text:style-name="P22"><text:span text:style-name="T1">La classe </text:span><text:span text:style-name="T29">Dir</text:span><text:span text:style-name="T1"> è stata modificata per utilizzare un tipo </text:span><text:span text:style-name="T29">enum </text:span><text:span text:style-name="T1">per rappresentare i punti cardinali, </text:span><text:span text:style-name="T19">pur permettendo il corretto funzionamento del programma con gli stessi costrutti presenti nella parte 1 del codice per le classi che hanno dipendenze verso la classe </text:span><text:span text:style-name="T34">Dir</text:span><text:span text:style-name="T19">.</text:span></text:p>
      <text:p text:style-name="P23"><text:bookmark-start text:name="__DdeLink__956_1703793226"/><text:span text:style-name="T19">È </text:span><text:span text:style-name="T1">stata quindi semplicemente migliorata la logica interna della classe.</text:span><text:bookmark-end text:name="__DdeLink__956_1703793226"/></text:p>
      <text:p text:style-name="P11">5.2 <text:s text:c="2"/><text:span text:style-name="T49">PuzzleSolver</text:span> (Classe)</text:p>
      <text:p text:style-name="P21"><text:span text:style-name="T20">In questa classe sono state rimosse le righe commentate che, decommentandole, permettevano di eseguire un test del programma. Tutta la parte di test del programma è stata spostata nell'apposita classe </text:span><text:span text:style-name="T51">Test</text:span><text:span text:style-name="T20">, dotandola di un proprio metodo </text:span><text:span text:style-name="T51">main(args : String[])</text:span><text:span text:style-name="T20">.</text:span></text:p>
      <text:p text:style-name="P7">5.<text:span text:style-name="T50">3</text:span> <text:s text:c="2"/><text:span text:style-name="T48">Test (Classe)</text:span></text:p>
      <text:p text:style-name="P16">Come <text:span text:style-name="T51">anticipato nel punto 5.2, la classe </text:span><text:span text:style-name="T35">Test</text:span><text:span text:style-name="T51"> è stata dotata di un metodo </text:span><text:span text:style-name="T35">main(args : String[])</text:span><text:span text:style-name="T51"> così da poter essere facilmente avviata tramite un apposito script bash </text:span><text:span text:style-name="T35">test.sh</text:span><text:span text:style-name="T51">.</text:span></text:p>
      <text:p text:style-name="P17">Questo test fa lo stesso test descritto <text:span text:style-name="T57">nel punto 4.2 della relazione sulla prima parte del progetto.</text:span></text:p>
      <text:p text:style-name="P8">5.<text:span text:style-name="T60">4</text:span> <text:s text:c="2"/><text:span text:style-name="T58">test.sh (Script bash)</text:span></text:p>
      <text:p text:style-name="P18">Questo <text:span text:style-name="T59">script avvia il test previsto per il programma nel metodo </text:span><text:span text:style-name="T36">main</text:span><text:span text:style-name="T59"> della classe </text:span><text:span text:style-name="T36">Test</text:span><text:span text:style-name="T59">.</text:span></text:p>
      <text:p text:style-name="P9"><text:soft-page-break/>5.<text:span text:style-name="T61">5</text:span> <text:s text:c="2"/><text:span text:style-name="T61">Heap (Classe), Filler (Classe)</text:span></text:p>
      <text:p text:style-name="P19">Quest<text:span text:style-name="T62">a</text:span> <text:span text:style-name="T62">classe è stata modificata in modo tale che il riempimento del mucchio di tasselli fosse reso parallelizzabile avviando dei thread appartenenti a </text:span><text:span text:style-name="T37">Filler</text:span><text:span text:style-name="T62">, classe interna, privata e non statica.</text:span></text:p>
      <text:p text:style-name="P20"><text:span text:style-name="T82">Filler</text:span><text:span text:style-name="T69"> è</text:span><text:span text:style-name="T67"> una</text:span><text:span text:style-name="T65"> classe interna </text:span><text:span text:style-name="T67">non </text:span><text:span text:style-name="T65">statica </text:span><text:span text:style-name="T67">privata in quanto:</text:span></text:p>
      <text:list xml:id="list5119640014559654562" text:style-name="L2">
        <text:list-item>
          <text:p text:style-name="P44"><text:span text:style-name="T65">Privata perché sono di utilità solamente per la classe </text:span><text:span text:style-name="T80">Heap</text:span></text:p>
        </text:list-item>
        <text:list-item>
          <text:p text:style-name="P44"><text:span text:style-name="T65">Non statica perché </text:span><text:span text:style-name="T68">aggiungono tasselli ad una collezione rappresentata come campo dati nella classe </text:span><text:span text:style-name="T81">Heap</text:span><text:span text:style-name="T68">, ovvero l'Outer.this .</text:span></text:p>
        </text:list-item>
      </text:list>
      <text:p text:style-name="P12">5.<text:span text:style-name="T61">5</text:span> <text:s text:c="2"/><text:span text:style-name="T119">Puzzle (Classe), FirstLineSorter (Classe)</text:span></text:p>
      <text:p text:style-name="P45">Nella classe ificata in m</text:p>
      <text:p text:style-name="P15"><text:span text:style-name="T46">6</text:span> <text:s text:c="2"/>No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8T15:02:39.487472639</meta:creation-date>
    <dc:date>2014-12-21T14:30:45.740310085</dc:date>
    <meta:editing-duration>PT4H48M32S</meta:editing-duration>
    <meta:editing-cycles>484</meta:editing-cycles>
    <meta:generator>LibreOffice/4.3.3.2$Linux_X86_64 LibreOffice_project/430m0$Build-2</meta:generator>
    <meta:document-statistic meta:table-count="0" meta:image-count="0" meta:object-count="0" meta:page-count="3" meta:paragraph-count="43" meta:word-count="731" meta:character-count="4655" meta:non-whitespace-character-count="3937"/>
  </office:meta>
</office:document-meta>
</file>